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US" fo:font-weight="normal" style:font-size-asian="18pt" style:font-weight-asian="normal" style:font-size-complex="18pt" style:font-weight-complex="normal"/>
    </style:style>
    <style:style style:name="T3" style:family="text">
      <style:text-properties fo:font-size="10pt" fo:language="en" fo:country="GB" style:font-name-asian="Times New Roman" style:font-size-asian="10pt" style:font-name-complex="Times New Roman" style:font-size-complex="10pt"/>
    </style:style>
    <style:style style:name="T4" style:family="text">
      <style:text-properties fo:language="en" fo:country="GB"/>
    </style:style>
    <style:style style:name="T5" style:family="text">
      <style:text-properties fo:language="en" fo:country="GB" style:font-size-complex="14pt"/>
    </style:style>
    <style:style style:name="T6" style:family="text">
      <style:text-properties fo:language="en" fo:country="GB" fo:font-style="italic" style:font-style-asian="italic" style:font-size-complex="14pt"/>
    </style:style>
    <style:style style:name="T7" style:family="text">
      <style:text-properties fo:language="en" fo:country="GB"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767cm" svg:height="0.767cm" draw:z-index="0"><draw:image xlink:href="../../odt_eng/images/000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Clock</text:span></text:span>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3">in palette</text:span></text:span></text:p>
          </table:table-cell>
          <table:table-cell table:style-name="Таблица1.B1" office:value-type="string">
            <text:p text:style-name="Text_20_body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1" draw:name="Графический объект2" text:anchor-type="as-char" svg:y="0cm" svg:width="1.614cm" svg:height="1.217cm" draw:z-index="0"><draw:image xlink:href="../../odt_eng/images/000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3">in diagram</text:span></text:span>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5">The unit generates an output signal numerically equal to the current value of the task simulated time:</text:span></text:span></text:p>
            <text:p text:style-name="P4"><draw:frame draw:style-name="fr2" draw:name="1" text:anchor-type="as-char" svg:width="1.859cm" style:rel-width="scale" svg:height="0.564cm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4"><draw:frame draw:style-name="fr3" draw:name="Объект1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4">— </text:span></text:span><text:span text:style-name="Основной_20_шрифт_20_абзаца"><text:span text:style-name="T5">is for output </text:span></text:span><text:span text:style-name="Основной_20_шрифт_20_абзаца"><text:span text:style-name="T6">scalar</text:span></text:span><text:span text:style-name="Основной_20_шрифт_20_абзаца"><text:span text:style-name="T5"> signal.</text:span></text:span></text:p>
            <text:p text:style-name="Text_20_body">Unit of measurement – seconds.</text:p>
            <text:p text:style-name="Text_20_body"><text:span text:style-name="T8">Properties</text:span>:</text:p>
            <text:p text:style-name="Text_20_body">P<text:span text:style-name="T9">roperties</text:span> are not required for operation of the unit.</text:p>
            <text:p text:style-name="Text_20_body"><text:span text:style-name="Основной_20_шрифт_20_абзаца"><text:span text:style-name="T7">Note:</text:span></text:span></text:p>
            <text:p text:style-name="Text_20_body"><text:span text:style-name="Основной_20_шрифт_20_абзаца"><text:span text:style-name="T4">The considered unit generates a </text:span></text:span><text:span text:style-name="Основной_20_шрифт_20_абзаца"><text:span text:style-name="T7">scalar</text:span></text:span><text:span text:style-name="Основной_20_шрифт_20_абзаца"><text:span text:style-name="T4"> output signal.</text:span>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Часы</dc:title>
    <meta:creation-date>2012-01-23T06:36:00Z</meta:creation-date>
    <dc:date>2012-03-05T21:35:27.03</dc:date>
    <meta:editing-cycles>65</meta:editing-cycles>
    <meta:editing-duration>PT2H29M24S</meta:editing-duration>
    <dc:creator>Александр </dc:creator>
    <meta:document-statistic meta:table-count="1" meta:image-count="2" meta:object-count="2" meta:page-count="1" meta:paragraph-count="13" meta:word-count="53" meta:character-count="31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0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t</mi>
      </mrow>
      <mi>,</mi>
    </mrow>
    <annotation encoding="StarMath 5.0">y(t) = t ,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